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ext-properties fo:color="#333333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anguage basic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 / th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ou</text:p>
          </table:table-cell>
          <table:table-cell/>
        </table:table-row>
        <table:table-row table:style-name="ro1">
          <table:table-cell table:style-name="ce1" office:value-type="string" calcext:value-type="string">
            <text:p>Numbers</text:p>
          </table:table-cell>
          <table:table-cell table:number-columns-repeated="5"/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ero</text:p>
          </table:table-cell>
          <table:table-cell table:number-columns-repeated="3"/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k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t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kay</text:p>
          </table:table-cell>
          <table:table-cell office:value-type="string" calcext:value-type="string">
            <text:p>two</text:p>
          </table:table-cell>
          <table:table-cell table:number-columns-repeated="3"/>
          <table:table-cell office:value-type="string" calcext:value-type="string">
            <text:p>-s <text:span text:style-name="T1">(</text:span>plural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msa</text:p>
          </table:table-cell>
          <table:table-cell office:value-type="string" calcext:value-type="string">
            <text:p>three</text:p>
          </table:table-cell>
          <table:table-cell table:number-columns-repeated="3"/>
          <table:table-cell office:value-type="string" calcext:value-type="string">
            <text:p>th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wa</text:p>
          </table:table-cell>
          <table:table-cell office:value-type="string" calcext:value-type="string">
            <text:p>four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shqa</text:p>
          </table:table-cell>
          <table:table-cell office:value-type="string" calcext:value-type="string">
            <text:p>f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qta</text:p>
          </table:table-cell>
          <table:table-cell office:value-type="string" calcext:value-type="string">
            <text:p>six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anchis</text:p>
          </table:table-cell>
          <table:table-cell office:value-type="string" calcext:value-type="string">
            <text:p>seven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aq</text:p>
          </table:table-cell>
          <table:table-cell office:value-type="string" calcext:value-type="string">
            <text:p>eight</text:p>
          </table:table-cell>
          <table:table-cell table:number-columns-repeated="3"/>
          <table:table-cell office:value-type="string" calcext:value-type="string">
            <text:p>I don’t kn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qun</text:p>
          </table:table-cell>
          <table:table-cell office:value-type="string" calcext:value-type="string">
            <text:p>n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unka</text:p>
          </table:table-cell>
          <table:table-cell office:value-type="string" calcext:value-type="string">
            <text:p>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v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welv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r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ur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f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xteen</text:p>
          </table:table-cell>
          <table:table-cell table:number-columns-repeated="2"/>
          <table:table-cell office:value-type="string" calcext:value-type="string">
            <text:p>verb congegating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ven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igh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ine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went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asic prefix/suffexe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lo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uka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illu</text:p>
          </table:table-cell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umir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qas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ulli</text:p>
          </table:table-cell>
          <table:table-cell office:value-type="string" calcext:value-type="string">
            <text:p>purp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ana</text:p>
          </table:table-cell>
          <table:table-cell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raq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lv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nspar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in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u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gh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rn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en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arli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tu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ester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morrow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head</text:p>
          </table:table-cell>
          <table:table-cell office:value-type="string" calcext:value-type="string">
            <text:p>head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eck</text:p>
          </table:table-cell>
          <table:table-cell office:value-type="string" calcext:value-type="string">
            <text:p>arm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houlder</text:p>
          </table:table-cell>
          <table:table-cell office:value-type="string" calcext:value-type="string">
            <text:p>hand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office:value-type="string" calcext:value-type="string">
            <text:p>stomach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ands</text:p>
          </table:table-cell>
          <table:table-cell office:value-type="string" calcext:value-type="string">
            <text:p>chest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hest</text:p>
          </table:table-cell>
          <table:table-cell office:value-type="string" calcext:value-type="string">
            <text:p>bac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ack</text:p>
          </table:table-cell>
          <table:table-cell office:value-type="string" calcext:value-type="string">
            <text:p>leg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omach</text:p>
          </table:table-cell>
          <table:table-cell office:value-type="string" calcext:value-type="string">
            <text:p>foot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utt</text:p>
          </table:table-cell>
          <table:table-cell office:value-type="string" calcext:value-type="string">
            <text:p>hair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reasts</text:p>
          </table:table-cell>
          <table:table-cell office:value-type="string" calcext:value-type="string">
            <text:p>eye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enis</text:p>
          </table:table-cell>
          <table:table-cell office:value-type="string" calcext:value-type="string">
            <text:p>nos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vagina</text:p>
          </table:table-cell>
          <table:table-cell office:value-type="string" calcext:value-type="string">
            <text:p>mouth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leg</text:p>
          </table:table-cell>
          <table:table-cell table:style-name="ce6" office:value-type="string" calcext:value-type="string">
            <text:p>neck?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foot</text:p>
          </table:table-cell>
          <table:table-cell table:style-name="ce6" office:value-type="string" calcext:value-type="string">
            <text:p>butt?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knee</text:p>
          </table:table-cell>
          <table:table-cell table:style-name="ce6" office:value-type="string" calcext:value-type="string">
            <text:p>boobs?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eart</text:p>
          </table:table-cell>
          <table:table-cell table:style-name="ce6" office:value-type="string" calcext:value-type="string">
            <text:p>penis?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lood</text:p>
          </table:table-cell>
          <table:table-cell table:style-name="ce6" office:value-type="string" calcext:value-type="string">
            <text:p>vagina?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rain</text:p>
          </table:table-cell>
          <table:table-cell table:style-name="ce7" office:value-type="string" calcext:value-type="string">
            <text:p>blood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yes</text:p>
          </table:table-cell>
          <table:table-cell table:style-name="ce7" office:value-type="string" calcext:value-type="string">
            <text:p>brain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ose</text:p>
          </table:table-cell>
          <table:table-cell table:style-name="ce7" office:value-type="string" calcext:value-type="string">
            <text:p>heart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uth</text:p>
          </table:table-cell>
          <table:table-cell table:style-name="ce7" office:value-type="string" calcext:value-type="string">
            <text:p>mind?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ar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ki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finger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toes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hai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lationshi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o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s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sb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f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ous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ybilling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fa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mo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ents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s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daugh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end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office:value-type="string" calcext:value-type="string">
            <text:p>intera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are you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odby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ank yo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ea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r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don’t kn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do you say _ in quechua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t’s go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Direction / sp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w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c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le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derwa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im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rd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spiritual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4"/>
          <table:table-cell table:style-name="ce4" office:value-type="string" calcext:value-type="string">
            <text:p>god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string" calcext:value-type="string">
            <text:p>heaven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string" calcext:value-type="string">
            <text:p>earth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4" office:value-type="string" calcext:value-type="string">
            <text:p>pray</text:p>
          </table:table-cell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style-name="ce1" office:value-type="string" calcext:value-type="string">
            <text:p>emotions and though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dn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rpri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gu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ng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us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dent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5" office:value-type="string" calcext:value-type="string">
            <text:p>personal items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keys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wallet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clothes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watch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ring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computer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aptop</text:p>
          </table:table-cell>
          <table:table-cell table:number-columns-repeated="6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https://theotherwebsite.com/tokipona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alerojorela.neocities.org/conlang/toki-pona/vocabulario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KI PONA WORDS</text:p>
          </table:table-cell>
          <table:table-cell table:number-columns-repeated="4"/>
          <table:table-cell table:style-name="ce1" office:value-type="string" calcext:value-type="string">
            <text:p>SWADISH LIST</text:p>
          </table:table-cell>
          <table:table-cell office:value-type="string" calcext:value-type="string">
            <text:p>https://en.wiktionary.org/wiki/Appendix:Quechuan_Swadesh_list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en.wiktionary.org/wiki/I" xlink:type="simple">I</text:a></text:p>
          </table:table-cell>
          <table:table-cell table:style-name="ce2" office:value-type="string" calcext:value-type="string">
            <text:p><text:a xlink:href="https://en.wiktionary.org/wiki/ñuqa#Quechua" xlink:type="simple">ñuq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en.wiktionary.org/wiki/you" xlink:type="simple">you</text:a> (singular)</text:p>
          </table:table-cell>
          <table:table-cell table:style-name="ce2" office:value-type="string" calcext:value-type="string">
            <text:p><text:a xlink:href="https://en.wiktionary.org/wiki/qam#Quechua" xlink:type="simple">qam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en.wiktionary.org/wiki/he" xlink:type="simple">he</text:a></text:p>
          </table:table-cell>
          <table:table-cell table:style-name="ce2" office:value-type="string" calcext:value-type="string">
            <text:p><text:a xlink:href="https://en.wiktionary.org/wiki/pay#Quechua" xlink:type="simple">pay</text:a></text:p>
          </table:table-cell>
        </table:table-row>
        <table:table-row table:style-name="ro2"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en.wiktionary.org/wiki/we" xlink:type="simple">we</text:a></text:p>
          </table:table-cell>
          <table:table-cell table:style-name="ce2" office:value-type="string" calcext:value-type="string">
            <text:p><text:a xlink:href="https://en.wiktionary.org/wiki/ñuqanchik#Quechua" xlink:type="simple">ñuqanchik</text:a> (inclusive), <text:a xlink:href="https://en.wiktionary.org/wiki/ñuqayku#Quechua" xlink:type="simple">ñuqayku</text:a> (exclusive)</text:p>
          </table:table-cell>
        </table:table-row>
        <table:table-row table:style-name="ro1"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en.wiktionary.org/wiki/you" xlink:type="simple">you</text:a> (plural)</text:p>
          </table:table-cell>
          <table:table-cell table:style-name="ce2" office:value-type="string" calcext:value-type="string">
            <text:p><text:a xlink:href="https://en.wiktionary.org/wiki/qamkuna#Quechua" xlink:type="simple">qamkun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en.wiktionary.org/wiki/they" xlink:type="simple">they</text:a></text:p>
          </table:table-cell>
          <table:table-cell table:style-name="ce2" office:value-type="string" calcext:value-type="string">
            <text:p><text:a xlink:href="https://en.wiktionary.org/wiki/paykuna#Quechua" xlink:type="simple">paykun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en.wiktionary.org/wiki/this" xlink:type="simple">this</text:a></text:p>
          </table:table-cell>
          <table:table-cell table:style-name="ce2" office:value-type="string" calcext:value-type="string">
            <text:p><text:a xlink:href="https://en.wiktionary.org/wiki/kay#Quechua" xlink:type="simple">kay</text:a></text:p>
          </table:table-cell>
        </table:table-row>
        <table:table-row table:style-name="ro3"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en.wiktionary.org/wiki/that" xlink:type="simple">that</text:a></text:p>
          </table:table-cell>
          <table:table-cell table:style-name="ce2" office:value-type="string" calcext:value-type="string">
            <text:p><text:a xlink:href="https://en.wiktionary.org/wiki/chay#Quechua" xlink:type="simple">chay</text:a> (medial), <text:a xlink:href="https://en.wiktionary.org/wiki/haqay#Quechua" xlink:type="simple">haqay</text:a> (distal)</text:p>
          </table:table-cell>
        </table:table-row>
        <table:table-row table:style-name="ro1"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en.wiktionary.org/wiki/here" xlink:type="simple">here</text:a></text:p>
          </table:table-cell>
          <table:table-cell table:style-name="ce2" office:value-type="string" calcext:value-type="string">
            <text:p><text:a xlink:href="https://en.wiktionary.org/wiki/kaypi#Quechua" xlink:type="simple">kaypi</text:a></text:p>
          </table:table-cell>
        </table:table-row>
        <table:table-row table:style-name="ro2"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en.wiktionary.org/wiki/there" xlink:type="simple">there</text:a></text:p>
          </table:table-cell>
          <table:table-cell table:style-name="ce2" office:value-type="string" calcext:value-type="string">
            <text:p><text:a xlink:href="https://en.wiktionary.org/wiki/chaypi#Quechua" xlink:type="simple">chaypi</text:a> (medial), <text:a xlink:href="https://en.wiktionary.org/wiki/haqaypi#Quechua" xlink:type="simple">haqaypi</text:a> (distal)</text:p>
          </table:table-cell>
        </table:table-row>
        <table:table-row table:style-name="ro3"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en.wiktionary.org/wiki/who" xlink:type="simple">who</text:a></text:p>
          </table:table-cell>
          <table:table-cell table:style-name="ce2" office:value-type="string" calcext:value-type="string">
            <text:p><text:a xlink:href="https://en.wiktionary.org/wiki/pi#Quechua" xlink:type="simple">pi</text:a> (interrogative)</text:p>
          </table:table-cell>
        </table:table-row>
        <table:table-row table:style-name="ro2"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en.wiktionary.org/wiki/what" xlink:type="simple">what</text:a></text:p>
          </table:table-cell>
          <table:table-cell table:style-name="ce2" office:value-type="string" calcext:value-type="string">
            <text:p><text:a xlink:href="https://en.wiktionary.org/wiki/ima#Quechua" xlink:type="simple">ima</text:a> (interrogative), <text:a xlink:href="https://en.wiktionary.org/wiki/hay#Quechua" xlink:type="simple">hay</text:a> (asking for repetition)</text:p>
          </table:table-cell>
        </table:table-row>
        <table:table-row table:style-name="ro3"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en.wiktionary.org/wiki/where" xlink:type="simple">where</text:a></text:p>
          </table:table-cell>
          <table:table-cell table:style-name="ce2" office:value-type="string" calcext:value-type="string">
            <text:p><text:a xlink:href="https://en.wiktionary.org/wiki/may#Quechua" xlink:type="simple">may</text:a> (interrogative)</text:p>
          </table:table-cell>
        </table:table-row>
        <table:table-row table:style-name="ro3">
          <table:table-cell table:number-columns-repeated="5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en.wiktionary.org/wiki/when" xlink:type="simple">when</text:a></text:p>
          </table:table-cell>
          <table:table-cell table:style-name="ce2" office:value-type="string" calcext:value-type="string">
            <text:p><text:a xlink:href="https://en.wiktionary.org/w/index.php?title=mayk%27ap&amp;action=edit&amp;redlink=1" xlink:type="simple">mayk'ap</text:a> (interrogative)</text:p>
          </table:table-cell>
        </table:table-row>
        <table:table-row table:style-name="ro3"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en.wiktionary.org/wiki/how" xlink:type="simple">how</text:a></text:p>
          </table:table-cell>
          <table:table-cell table:style-name="ce2" office:value-type="string" calcext:value-type="string">
            <text:p><text:a xlink:href="https://en.wiktionary.org/wiki/imahina#Quechua" xlink:type="simple">imahina</text:a> (interrogative)</text:p>
          </table:table-cell>
        </table:table-row>
        <table:table-row table:style-name="ro2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en.wiktionary.org/wiki/not" xlink:type="simple">not</text:a></text:p>
          </table:table-cell>
          <table:table-cell table:style-name="ce2" office:value-type="string" calcext:value-type="string">
            <text:p><text:a xlink:href="https://en.wiktionary.org/wiki/mana#Quechua" xlink:type="simple">mana</text:a> ...<text:a xlink:href="https://en.wiktionary.org/wiki/-chu#Quechua" xlink:type="simple">-chu</text:a> (negative), <text:a xlink:href="https://en.wiktionary.org/wiki/ama#Quechua" xlink:type="simple">ama</text:a> ...<text:a xlink:href="https://en.wiktionary.org/wiki/-chu#Quechua" xlink:type="simple">-chu</text:a> (prohibitive)</text:p>
          </table:table-cell>
        </table:table-row>
        <table:table-row table:style-name="ro4">
          <table:table-cell table:number-columns-repeated="5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en.wiktionary.org/wiki/all" xlink:type="simple">all</text:a></text:p>
          </table:table-cell>
          <table:table-cell table:style-name="ce2" office:value-type="string" calcext:value-type="string">
            <text:p><text:a xlink:href="https://en.wiktionary.org/wiki/tukuy#Quechua" xlink:type="simple">tukuy</text:a>, <text:a xlink:href="https://en.wiktionary.org/wiki/lliw#Quechua" xlink:type="simple">lliw</text:a>, <text:a xlink:href="https://en.wiktionary.org/wiki/llapa#Quechua" xlink:type="simple">llap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en.wiktionary.org/wiki/many" xlink:type="simple">many</text:a></text:p>
          </table:table-cell>
          <table:table-cell table:style-name="ce2" office:value-type="string" calcext:value-type="string">
            <text:p><text:a xlink:href="https://en.wiktionary.org/wiki/achka#Quechua" xlink:type="simple">achk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en.wiktionary.org/wiki/some" xlink:type="simple">some</text:a></text:p>
          </table:table-cell>
          <table:table-cell table:style-name="ce2" office:value-type="string" calcext:value-type="string">
            <text:p><text:a xlink:href="https://en.wiktionary.org/wiki/tumpa#Quechua" xlink:type="simple">tumpa</text:a>, <text:a xlink:href="https://en.wiktionary.org/wiki/waki#Quechua" xlink:type="simple">waki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en.wiktionary.org/wiki/few" xlink:type="simple">few</text:a></text:p>
          </table:table-cell>
          <table:table-cell table:style-name="ce2" office:value-type="string" calcext:value-type="string">
            <text:p><text:a xlink:href="https://en.wiktionary.org/w/index.php?title=aslla&amp;action=edit&amp;redlink=1" xlink:type="simple">aslla</text:a>, <text:a xlink:href="https://en.wiktionary.org/wiki/tumpa#Quechua" xlink:type="simple">tump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en.wiktionary.org/wiki/other" xlink:type="simple">other</text:a></text:p>
          </table:table-cell>
          <table:table-cell table:style-name="ce2" office:value-type="string" calcext:value-type="string">
            <text:p><text:a xlink:href="https://en.wiktionary.org/wiki/huk#Quechua" xlink:type="simple">huk</text:a>, <text:a xlink:href="https://en.wiktionary.org/wiki/waki#Quechua" xlink:type="simple">waki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en.wiktionary.org/wiki/one" xlink:type="simple">one</text:a></text:p>
          </table:table-cell>
          <table:table-cell table:style-name="ce2" office:value-type="string" calcext:value-type="string">
            <text:p><text:a xlink:href="https://en.wiktionary.org/wiki/huk#Quechua" xlink:type="simple">huk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en.wiktionary.org/wiki/two" xlink:type="simple">two</text:a></text:p>
          </table:table-cell>
          <table:table-cell table:style-name="ce2" office:value-type="string" calcext:value-type="string">
            <text:p><text:a xlink:href="https://en.wiktionary.org/wiki/iskay#Quechua" xlink:type="simple">iskay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en.wiktionary.org/wiki/three" xlink:type="simple">three</text:a></text:p>
          </table:table-cell>
          <table:table-cell table:style-name="ce2" office:value-type="string" calcext:value-type="string">
            <text:p><text:a xlink:href="https://en.wiktionary.org/wiki/kimsa#Quechua" xlink:type="simple">kims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en.wiktionary.org/wiki/four" xlink:type="simple">four</text:a></text:p>
          </table:table-cell>
          <table:table-cell table:style-name="ce2" office:value-type="string" calcext:value-type="string">
            <text:p><text:a xlink:href="https://en.wiktionary.org/wiki/tawa#Quechua" xlink:type="simple">taw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en.wiktionary.org/wiki/five" xlink:type="simple">five</text:a></text:p>
          </table:table-cell>
          <table:table-cell table:style-name="ce2" office:value-type="string" calcext:value-type="string">
            <text:p><text:a xlink:href="https://en.wiktionary.org/wiki/pichqa#Quechua" xlink:type="simple">pichq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en.wiktionary.org/wiki/big" xlink:type="simple">big</text:a></text:p>
          </table:table-cell>
          <table:table-cell table:style-name="ce2" office:value-type="string" calcext:value-type="string">
            <text:p><text:a xlink:href="https://en.wiktionary.org/wiki/hatun#Quechua" xlink:type="simple">hatun</text:a>, <text:a xlink:href="https://en.wiktionary.org/wiki/suni#Quechua" xlink:type="simple">suni</text:a></text:p>
          </table:table-cell>
        </table:table-row>
        <table:table-row table:style-name="ro4"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en.wiktionary.org/wiki/long" xlink:type="simple">long</text:a></text:p>
          </table:table-cell>
          <table:table-cell table:style-name="ce2" office:value-type="string" calcext:value-type="string">
            <text:p><text:a xlink:href="https://en.wiktionary.org/wiki/suni#Quechua" xlink:type="simple">suni</text:a>, <text:a xlink:href="https://en.wiktionary.org/w/index.php?title=llañu&amp;action=edit&amp;redlink=1" xlink:type="simple">llañu</text:a>, <text:a xlink:href="https://en.wiktionary.org/w/index.php?title=suyt%27u&amp;action=edit&amp;redlink=1" xlink:type="simple">suyt'u</text:a></text:p>
          </table:table-cell>
        </table:table-row>
        <table:table-row table:style-name="ro3"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en.wiktionary.org/wiki/wide" xlink:type="simple">wide</text:a></text:p>
          </table:table-cell>
          <table:table-cell table:style-name="ce2" office:value-type="string" calcext:value-type="string">
            <text:p><text:a xlink:href="https://en.wiktionary.org/wiki/kimra#Quechua" xlink:type="simple">kimra</text:a>, <text:a xlink:href="https://en.wiktionary.org/w/index.php?title=luqhu&amp;action=edit&amp;redlink=1" xlink:type="simple">luqhu</text:a>, <text:a xlink:href="https://en.wiktionary.org/w/index.php?title=llapha&amp;action=edit&amp;redlink=1" xlink:type="simple">llapha</text:a>, <text:a xlink:href="https://en.wiktionary.org/w/index.php?title=phanlli&amp;action=edit&amp;redlink=1" xlink:type="simple">phanlli</text:a>, <text:a xlink:href="https://en.wiktionary.org/w/index.php?title=sakha&amp;action=edit&amp;redlink=1" xlink:type="simple">sakh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en.wiktionary.org/wiki/thick" xlink:type="simple">thick</text:a></text:p>
          </table:table-cell>
          <table:table-cell table:style-name="ce2" office:value-type="string" calcext:value-type="string">
            <text:p>raku</text:p>
          </table:table-cell>
        </table:table-row>
        <table:table-row table:style-name="ro1">
          <table:table-cell table:number-columns-repeated="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s://en.wiktionary.org/wiki/heavy" xlink:type="simple">heavy</text:a></text:p>
          </table:table-cell>
          <table:table-cell table:style-name="ce2" office:value-type="string" calcext:value-type="string">
            <text:p>llasa</text:p>
          </table:table-cell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s://en.wiktionary.org/wiki/small" xlink:type="simple">small</text:a></text:p>
          </table:table-cell>
          <table:table-cell table:style-name="ce2" office:value-type="string" calcext:value-type="string">
            <text:p>uchuy</text:p>
          </table:table-cell>
        </table:table-row>
        <table:table-row table:style-name="ro1">
          <table:table-cell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s://en.wiktionary.org/wiki/short" xlink:type="simple">short</text:a></text:p>
          </table:table-cell>
          <table:table-cell table:style-name="ce2" office:value-type="string" calcext:value-type="string">
            <text:p>chutu, kuru</text:p>
          </table:table-cell>
        </table:table-row>
        <table:table-row table:style-name="ro1">
          <table:table-cell table:number-columns-repeated="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s://en.wiktionary.org/wiki/narrow" xlink:type="simple">narrow</text:a></text:p>
          </table:table-cell>
          <table:table-cell table:style-name="ce2" office:value-type="string" calcext:value-type="string">
            <text:p>k'ichki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s://en.wiktionary.org/wiki/thin" xlink:type="simple">thin</text:a></text:p>
          </table:table-cell>
          <table:table-cell table:style-name="ce2" office:value-type="string" calcext:value-type="string">
            <text:p>ñañu</text:p>
          </table:table-cell>
        </table:table-row>
        <table:table-row table:style-name="ro1">
          <table:table-cell table:number-columns-repeated="5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s://en.wiktionary.org/wiki/woman" xlink:type="simple">woman</text:a></text:p>
          </table:table-cell>
          <table:table-cell table:style-name="ce2" office:value-type="string" calcext:value-type="string">
            <text:p>warmi</text:p>
          </table:table-cell>
        </table:table-row>
        <table:table-row table:style-name="ro4">
          <table:table-cell table:number-columns-repeated="5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https://en.wiktionary.org/wiki/man" xlink:type="simple">man</text:a> (adult male)</text:p>
          </table:table-cell>
          <table:table-cell table:style-name="ce2" office:value-type="string" calcext:value-type="string">
            <text:p>qhari</text:p>
          </table:table-cell>
        </table:table-row>
        <table:table-row table:style-name="ro4">
          <table:table-cell table:number-columns-repeated="5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s://en.wiktionary.org/wiki/man" xlink:type="simple">man</text:a> (human being)</text:p>
          </table:table-cell>
          <table:table-cell table:style-name="ce2" office:value-type="string" calcext:value-type="string">
            <text:p>runa</text:p>
          </table:table-cell>
        </table:table-row>
        <table:table-row table:style-name="ro1">
          <table:table-cell table:number-columns-repeated="5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s://en.wiktionary.org/wiki/child" xlink:type="simple">child</text:a></text:p>
          </table:table-cell>
          <table:table-cell table:style-name="ce2" office:value-type="string" calcext:value-type="string">
            <text:p>irqi</text:p>
          </table:table-cell>
        </table:table-row>
        <table:table-row table:style-name="ro1">
          <table:table-cell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en.wiktionary.org/wiki/wife" xlink:type="simple">wife</text:a></text:p>
          </table:table-cell>
          <table:table-cell table:style-name="ce2" office:value-type="string" calcext:value-type="string">
            <text:p>warmi</text:p>
          </table:table-cell>
        </table:table-row>
        <table:table-row table:style-name="ro1">
          <table:table-cell table:number-columns-repeated="5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s://en.wiktionary.org/wiki/husband" xlink:type="simple">husband</text:a></text:p>
          </table:table-cell>
          <table:table-cell table:style-name="ce2" office:value-type="string" calcext:value-type="string">
            <text:p>qusa</text:p>
          </table:table-cell>
        </table:table-row>
        <table:table-row table:style-name="ro1">
          <table:table-cell table:number-columns-repeated="5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https://en.wiktionary.org/wiki/mother" xlink:type="simple">mother</text:a></text:p>
          </table:table-cell>
          <table:table-cell table:style-name="ce2" office:value-type="string" calcext:value-type="string">
            <text:p>mama</text:p>
          </table:table-cell>
        </table:table-row>
        <table:table-row table:style-name="ro1">
          <table:table-cell table:number-columns-repeated="5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https://en.wiktionary.org/wiki/father" xlink:type="simple">father</text:a></text:p>
          </table:table-cell>
          <table:table-cell table:style-name="ce2" office:value-type="string" calcext:value-type="string">
            <text:p>tayta, yaya</text:p>
          </table:table-cell>
        </table:table-row>
        <table:table-row table:style-name="ro1">
          <table:table-cell table:number-columns-repeated="5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s://en.wiktionary.org/wiki/animal" xlink:type="simple">animal</text:a></text:p>
          </table:table-cell>
          <table:table-cell table:style-name="ce2" office:value-type="string" calcext:value-type="string">
            <text:p>uywa</text:p>
          </table:table-cell>
        </table:table-row>
        <table:table-row table:style-name="ro1">
          <table:table-cell table:number-columns-repeated="5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https://en.wiktionary.org/wiki/fish" xlink:type="simple">fish</text:a></text:p>
          </table:table-cell>
          <table:table-cell table:style-name="ce2" office:value-type="string" calcext:value-type="string">
            <text:p>challwa</text:p>
          </table:table-cell>
        </table:table-row>
        <table:table-row table:style-name="ro1">
          <table:table-cell table:number-columns-repeated="5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https://en.wiktionary.org/wiki/bird" xlink:type="simple">bird</text:a></text:p>
          </table:table-cell>
          <table:table-cell table:style-name="ce2" office:value-type="string" calcext:value-type="string">
            <text:p>lluta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s://en.wiktionary.org/wiki/dog" xlink:type="simple">dog</text:a></text:p>
          </table:table-cell>
          <table:table-cell table:style-name="ce2" office:value-type="string" calcext:value-type="string">
            <text:p>allqu</text:p>
          </table:table-cell>
        </table:table-row>
        <table:table-row table:style-name="ro1">
          <table:table-cell table:number-columns-repeated="5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https://en.wiktionary.org/wiki/louse" xlink:type="simple">louse</text:a></text:p>
          </table:table-cell>
          <table:table-cell table:style-name="ce2" office:value-type="string" calcext:value-type="string">
            <text:p>usa</text:p>
          </table:table-cell>
        </table:table-row>
        <table:table-row table:style-name="ro4">
          <table:table-cell table:number-columns-repeated="5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https://en.wiktionary.org/wiki/snake" xlink:type="simple">snake</text:a></text:p>
          </table:table-cell>
          <table:table-cell table:style-name="ce2" office:value-type="string" calcext:value-type="string">
            <text:p>mach'aqway, katari, amaru</text:p>
          </table:table-cell>
        </table:table-row>
        <table:table-row table:style-name="ro1"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s://en.wiktionary.org/wiki/worm" xlink:type="simple">worm</text:a></text:p>
          </table:table-cell>
          <table:table-cell table:style-name="ce2" office:value-type="string" calcext:value-type="string">
            <text:p>kuru</text:p>
          </table:table-cell>
        </table:table-row>
        <table:table-row table:style-name="ro1">
          <table:table-cell table:number-columns-repeated="5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https://en.wiktionary.org/wiki/tree" xlink:type="simple">tree</text:a></text:p>
          </table:table-cell>
          <table:table-cell table:style-name="ce2" office:value-type="string" calcext:value-type="string">
            <text:p>sacha</text:p>
          </table:table-cell>
        </table:table-row>
        <table:table-row table:style-name="ro1">
          <table:table-cell table:number-columns-repeated="5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s://en.wiktionary.org/wiki/forest" xlink:type="simple">forest</text:a></text:p>
          </table:table-cell>
          <table:table-cell table:style-name="ce2" office:value-type="string" calcext:value-type="string">
            <text:p>sachakuna</text:p>
          </table:table-cell>
        </table:table-row>
        <table:table-row table:style-name="ro1">
          <table:table-cell table:number-columns-repeated="5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https://en.wiktionary.org/wiki/stick" xlink:type="simple">stick</text:a></text:p>
          </table:table-cell>
          <table:table-cell table:style-name="ce2" office:value-type="string" calcext:value-type="string">
            <text:p>kaspi</text:p>
          </table:table-cell>
        </table:table-row>
        <table:table-row table:style-name="ro1">
          <table:table-cell table:number-columns-repeated="5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https://en.wiktionary.org/wiki/fruit" xlink:type="simple">fruit</text:a></text:p>
          </table:table-cell>
          <table:table-cell table:style-name="ce2" office:value-type="string" calcext:value-type="string">
            <text:p>ruru</text:p>
          </table:table-cell>
        </table:table-row>
        <table:table-row table:style-name="ro1">
          <table:table-cell table:number-columns-repeated="5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https://en.wiktionary.org/wiki/seed" xlink:type="simple">seed</text:a></text:p>
          </table:table-cell>
          <table:table-cell table:style-name="ce2" office:value-type="string" calcext:value-type="string">
            <text:p>muhu</text:p>
          </table:table-cell>
        </table:table-row>
        <table:table-row table:style-name="ro1">
          <table:table-cell table:number-columns-repeated="5"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https://en.wiktionary.org/wiki/leaf" xlink:type="simple">leaf</text:a></text:p>
          </table:table-cell>
          <table:table-cell table:style-name="ce2" office:value-type="string" calcext:value-type="string">
            <text:p>laqi</text:p>
          </table:table-cell>
        </table:table-row>
        <table:table-row table:style-name="ro1">
          <table:table-cell table:number-columns-repeated="5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https://en.wiktionary.org/wiki/root" xlink:type="simple">root</text:a></text:p>
          </table:table-cell>
          <table:table-cell table:style-name="ce2" office:value-type="string" calcext:value-type="string">
            <text:p>sapi</text:p>
          </table:table-cell>
        </table:table-row>
        <table:table-row table:style-name="ro1">
          <table:table-cell table:number-columns-repeated="5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https://en.wiktionary.org/wiki/bark" xlink:type="simple">bark</text:a> (of a tree)</text:p>
          </table:table-cell>
          <table:table-cell table:style-name="ce2" office:value-type="string" calcext:value-type="string">
            <text:p>qara</text:p>
          </table:table-cell>
        </table:table-row>
        <table:table-row table:style-name="ro1">
          <table:table-cell table:number-columns-repeated="5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https://en.wiktionary.org/wiki/flower" xlink:type="simple">flower</text:a></text:p>
          </table:table-cell>
          <table:table-cell table:style-name="ce2" office:value-type="string" calcext:value-type="string">
            <text:p>wayta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https://en.wiktionary.org/wiki/grass" xlink:type="simple">grass</text:a></text:p>
          </table:table-cell>
          <table:table-cell table:style-name="ce2" office:value-type="string" calcext:value-type="string">
            <text:p>qura</text:p>
          </table:table-cell>
        </table:table-row>
        <table:table-row table:style-name="ro1">
          <table:table-cell table:number-columns-repeated="5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https://en.wiktionary.org/wiki/rope" xlink:type="simple">rope</text:a></text:p>
          </table:table-cell>
          <table:table-cell table:style-name="ce2" office:value-type="string" calcext:value-type="string">
            <text:p>waska</text:p>
          </table:table-cell>
        </table:table-row>
        <table:table-row table:style-name="ro1">
          <table:table-cell table:number-columns-repeated="5"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https://en.wiktionary.org/wiki/skin" xlink:type="simple">skin</text:a></text:p>
          </table:table-cell>
          <table:table-cell table:style-name="ce2" office:value-type="string" calcext:value-type="string">
            <text:p>qara</text:p>
          </table:table-cell>
        </table:table-row>
        <table:table-row table:style-name="ro1">
          <table:table-cell table:number-columns-repeated="5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s://en.wiktionary.org/wiki/meat" xlink:type="simple">meat</text:a></text:p>
          </table:table-cell>
          <table:table-cell table:style-name="ce2" office:value-type="string" calcext:value-type="string">
            <text:p>aycha</text:p>
          </table:table-cell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https://en.wiktionary.org/wiki/blood" xlink:type="simple">blood</text:a></text:p>
          </table:table-cell>
          <table:table-cell table:style-name="ce2" office:value-type="string" calcext:value-type="string">
            <text:p>yawar</text:p>
          </table:table-cell>
        </table:table-row>
        <table:table-row table:style-name="ro1">
          <table:table-cell table:number-columns-repeated="5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https://en.wiktionary.org/wiki/bone" xlink:type="simple">bone</text:a></text:p>
          </table:table-cell>
          <table:table-cell table:style-name="ce2" office:value-type="string" calcext:value-type="string">
            <text:p>tullu</text:p>
          </table:table-cell>
        </table:table-row>
        <table:table-row table:style-name="ro1">
          <table:table-cell table:number-columns-repeated="5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https://en.wiktionary.org/wiki/fat" xlink:type="simple">fat</text:a> (noun)</text:p>
          </table:table-cell>
          <table:table-cell table:style-name="ce2" office:value-type="string" calcext:value-type="string">
            <text:p>wira</text:p>
          </table:table-cell>
        </table:table-row>
        <table:table-row table:style-name="ro1">
          <table:table-cell table:number-columns-repeated="5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https://en.wiktionary.org/wiki/egg" xlink:type="simple">egg</text:a></text:p>
          </table:table-cell>
          <table:table-cell table:style-name="ce2" office:value-type="string" calcext:value-type="string">
            <text:p>runtu</text:p>
          </table:table-cell>
        </table:table-row>
        <table:table-row table:style-name="ro1">
          <table:table-cell table:number-columns-repeated="5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https://en.wiktionary.org/wiki/horn" xlink:type="simple">horn</text:a></text:p>
          </table:table-cell>
          <table:table-cell table:style-name="ce2" office:value-type="string" calcext:value-type="string">
            <text:p>waqra</text:p>
          </table:table-cell>
        </table:table-row>
        <table:table-row table:style-name="ro1">
          <table:table-cell table:number-columns-repeated="5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https://en.wiktionary.org/wiki/tail" xlink:type="simple">tail</text:a></text:p>
          </table:table-cell>
          <table:table-cell table:style-name="ce2" office:value-type="string" calcext:value-type="string">
            <text:p>chupa</text:p>
          </table:table-cell>
        </table:table-row>
        <table:table-row table:style-name="ro1">
          <table:table-cell table:number-columns-repeated="5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https://en.wiktionary.org/wiki/feather" xlink:type="simple">feather</text:a></text:p>
          </table:table-cell>
          <table:table-cell table:style-name="ce2" office:value-type="string" calcext:value-type="string">
            <text:p>puru</text:p>
          </table:table-cell>
        </table:table-row>
        <table:table-row table:style-name="ro1">
          <table:table-cell table:number-columns-repeated="5"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https://en.wiktionary.org/wiki/hair" xlink:type="simple">hair</text:a></text:p>
          </table:table-cell>
          <table:table-cell table:style-name="ce2" office:value-type="string" calcext:value-type="string">
            <text:p>chukcha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https://en.wiktionary.org/wiki/head" xlink:type="simple">head</text:a></text:p>
          </table:table-cell>
          <table:table-cell table:style-name="ce2" office:value-type="string" calcext:value-type="string">
            <text:p>uma</text:p>
          </table:table-cell>
        </table:table-row>
        <table:table-row table:style-name="ro1">
          <table:table-cell table:number-columns-repeated="5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https://en.wiktionary.org/wiki/ear" xlink:type="simple">ear</text:a></text:p>
          </table:table-cell>
          <table:table-cell table:style-name="ce2" office:value-type="string" calcext:value-type="string">
            <text:p>rinri</text:p>
          </table:table-cell>
        </table:table-row>
        <table:table-row table:style-name="ro1">
          <table:table-cell table:number-columns-repeated="5"/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https://en.wiktionary.org/wiki/eye" xlink:type="simple">eye</text:a></text:p>
          </table:table-cell>
          <table:table-cell table:style-name="ce2" office:value-type="string" calcext:value-type="string">
            <text:p>ñawi</text:p>
          </table:table-cell>
        </table:table-row>
        <table:table-row table:style-name="ro1">
          <table:table-cell table:number-columns-repeated="5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https://en.wiktionary.org/wiki/nose" xlink:type="simple">nose</text:a></text:p>
          </table:table-cell>
          <table:table-cell table:style-name="ce2" office:value-type="string" calcext:value-type="string">
            <text:p>sinqa</text:p>
          </table:table-cell>
        </table:table-row>
        <table:table-row table:style-name="ro1">
          <table:table-cell table:number-columns-repeated="5"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https://en.wiktionary.org/wiki/mouth" xlink:type="simple">mouth</text:a></text:p>
          </table:table-cell>
          <table:table-cell table:style-name="ce2" office:value-type="string" calcext:value-type="string">
            <text:p>simi</text:p>
          </table:table-cell>
        </table:table-row>
        <table:table-row table:style-name="ro1">
          <table:table-cell table:number-columns-repeated="5"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https://en.wiktionary.org/wiki/tooth" xlink:type="simple">tooth</text:a></text:p>
          </table:table-cell>
          <table:table-cell table:style-name="ce2" office:value-type="string" calcext:value-type="string">
            <text:p>kiru</text:p>
          </table:table-cell>
        </table:table-row>
        <table:table-row table:style-name="ro4">
          <table:table-cell table:number-columns-repeated="5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https://en.wiktionary.org/wiki/tongue" xlink:type="simple">tongue</text:a> (organ)</text:p>
          </table:table-cell>
          <table:table-cell table:style-name="ce2" office:value-type="string" calcext:value-type="string">
            <text:p>qallu</text:p>
          </table:table-cell>
        </table:table-row>
        <table:table-row table:style-name="ro1">
          <table:table-cell table:number-columns-repeated="5"/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https://en.wiktionary.org/wiki/fingernail" xlink:type="simple">fingernail</text:a></text:p>
          </table:table-cell>
          <table:table-cell table:style-name="ce2" office:value-type="string" calcext:value-type="string">
            <text:p>sillu</text:p>
          </table:table-cell>
        </table:table-row>
        <table:table-row table:style-name="ro1">
          <table:table-cell table:number-columns-repeated="5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https://en.wiktionary.org/wiki/foot" xlink:type="simple">foot</text:a></text:p>
          </table:table-cell>
          <table:table-cell table:style-name="ce2" office:value-type="string" calcext:value-type="string">
            <text:p>chaki</text:p>
          </table:table-cell>
        </table:table-row>
        <table:table-row table:style-name="ro1">
          <table:table-cell table:number-columns-repeated="5"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https://en.wiktionary.org/wiki/leg" xlink:type="simple">leg</text:a></text:p>
          </table:table-cell>
          <table:table-cell table:style-name="ce2" office:value-type="string" calcext:value-type="string">
            <text:p>chanka</text:p>
          </table:table-cell>
        </table:table-row>
        <table:table-row table:style-name="ro1">
          <table:table-cell table:number-columns-repeated="5"/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https://en.wiktionary.org/wiki/knee" xlink:type="simple">knee</text:a></text:p>
          </table:table-cell>
          <table:table-cell table:style-name="ce2" office:value-type="string" calcext:value-type="string">
            <text:p>qunquri</text:p>
          </table:table-cell>
        </table:table-row>
        <table:table-row table:style-name="ro1">
          <table:table-cell table:number-columns-repeated="5"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https://en.wiktionary.org/wiki/hand" xlink:type="simple">hand</text:a></text:p>
          </table:table-cell>
          <table:table-cell table:style-name="ce2" office:value-type="string" calcext:value-type="string">
            <text:p>maki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https://en.wiktionary.org/wiki/wing" xlink:type="simple">wing</text:a></text:p>
          </table:table-cell>
          <table:table-cell table:style-name="ce2" office:value-type="string" calcext:value-type="string">
            <text:p>rapra</text:p>
          </table:table-cell>
        </table:table-row>
        <table:table-row table:style-name="ro1">
          <table:table-cell table:number-columns-repeated="5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https://en.wiktionary.org/wiki/belly" xlink:type="simple">belly</text:a></text:p>
          </table:table-cell>
          <table:table-cell table:style-name="ce2" office:value-type="string" calcext:value-type="string">
            <text:p>wiksa</text:p>
          </table:table-cell>
        </table:table-row>
        <table:table-row table:style-name="ro1">
          <table:table-cell table:number-columns-repeated="5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https://en.wiktionary.org/wiki/guts" xlink:type="simple">guts</text:a></text:p>
          </table:table-cell>
          <table:table-cell table:style-name="ce2" office:value-type="string" calcext:value-type="string">
            <text:p>chunchul</text:p>
          </table:table-cell>
        </table:table-row>
        <table:table-row table:style-name="ro1">
          <table:table-cell table:number-columns-repeated="5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https://en.wiktionary.org/wiki/neck" xlink:type="simple">neck</text:a></text:p>
          </table:table-cell>
          <table:table-cell table:style-name="ce2" office:value-type="string" calcext:value-type="string">
            <text:p>kunka</text:p>
          </table:table-cell>
        </table:table-row>
        <table:table-row table:style-name="ro1">
          <table:table-cell table:number-columns-repeated="5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https://en.wiktionary.org/wiki/back" xlink:type="simple">back</text:a></text:p>
          </table:table-cell>
          <table:table-cell table:style-name="ce2" office:value-type="string" calcext:value-type="string">
            <text:p>wasa</text:p>
          </table:table-cell>
        </table:table-row>
        <table:table-row table:style-name="ro1">
          <table:table-cell table:number-columns-repeated="5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https://en.wiktionary.org/wiki/breast" xlink:type="simple">breast</text:a></text:p>
          </table:table-cell>
          <table:table-cell table:style-name="ce2" office:value-type="string" calcext:value-type="string">
            <text:p>qasqu</text:p>
          </table:table-cell>
        </table:table-row>
        <table:table-row table:style-name="ro1">
          <table:table-cell table:number-columns-repeated="5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https://en.wiktionary.org/wiki/heart" xlink:type="simple">heart</text:a></text:p>
          </table:table-cell>
          <table:table-cell table:style-name="ce2" office:value-type="string" calcext:value-type="string">
            <text:p>sunqu</text:p>
          </table:table-cell>
        </table:table-row>
        <table:table-row table:style-name="ro4">
          <table:table-cell table:number-columns-repeated="5"/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https://en.wiktionary.org/wiki/liver" xlink:type="simple">liver</text:a></text:p>
          </table:table-cell>
          <table:table-cell table:style-name="ce2" office:value-type="string" calcext:value-type="string">
            <text:p>kiwcha, k'ipchan</text:p>
          </table:table-cell>
        </table:table-row>
        <table:table-row table:style-name="ro1">
          <table:table-cell table:number-columns-repeated="5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to <text:a xlink:href="https://en.wiktionary.org/wiki/drink" xlink:type="simple">drink</text:a></text:p>
          </table:table-cell>
          <table:table-cell table:style-name="ce2" office:value-type="string" calcext:value-type="string">
            <text:p>upyay</text:p>
          </table:table-cell>
        </table:table-row>
        <table:table-row table:style-name="ro1">
          <table:table-cell table:number-columns-repeated="5"/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to <text:a xlink:href="https://en.wiktionary.org/wiki/eat" xlink:type="simple">eat</text:a></text:p>
          </table:table-cell>
          <table:table-cell table:style-name="ce2" office:value-type="string" calcext:value-type="string">
            <text:p>mikhuy</text:p>
          </table:table-cell>
        </table:table-row>
        <table:table-row table:style-name="ro1">
          <table:table-cell table:number-columns-repeated="5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to <text:a xlink:href="https://en.wiktionary.org/wiki/bite" xlink:type="simple">bite</text:a></text:p>
          </table:table-cell>
          <table:table-cell table:style-name="ce2" office:value-type="string" calcext:value-type="string">
            <text:p>kaniy</text:p>
          </table:table-cell>
        </table:table-row>
        <table:table-row table:style-name="ro1">
          <table:table-cell table:number-columns-repeated="5"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to <text:a xlink:href="https://en.wiktionary.org/wiki/suck" xlink:type="simple">suck</text:a></text:p>
          </table:table-cell>
          <table:table-cell table:style-name="ce2" office:value-type="string" calcext:value-type="string">
            <text:p>chunqay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to <text:a xlink:href="https://en.wiktionary.org/wiki/spit" xlink:type="simple">spit</text:a></text:p>
          </table:table-cell>
          <table:table-cell table:style-name="ce2" office:value-type="string" calcext:value-type="string">
            <text:p>tuqay</text:p>
          </table:table-cell>
        </table:table-row>
        <table:table-row table:style-name="ro1">
          <table:table-cell table:number-columns-repeated="5"/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to <text:a xlink:href="https://en.wiktionary.org/wiki/vomit" xlink:type="simple">vomit</text:a></text:p>
          </table:table-cell>
          <table:table-cell table:style-name="ce2" office:value-type="string" calcext:value-type="string">
            <text:p>aqtuy</text:p>
          </table:table-cell>
        </table:table-row>
        <table:table-row table:style-name="ro4">
          <table:table-cell table:number-columns-repeated="5"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to <text:a xlink:href="https://en.wiktionary.org/wiki/blow" xlink:type="simple">blow</text:a></text:p>
          </table:table-cell>
          <table:table-cell table:style-name="ce2" office:value-type="string" calcext:value-type="string">
            <text:p>phukuy, wayray (wind)</text:p>
          </table:table-cell>
        </table:table-row>
        <table:table-row table:style-name="ro1">
          <table:table-cell table:number-columns-repeated="5"/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to <text:a xlink:href="https://en.wiktionary.org/wiki/breathe" xlink:type="simple">breathe</text:a></text:p>
          </table:table-cell>
          <table:table-cell table:style-name="ce2" office:value-type="string" calcext:value-type="string">
            <text:p>samay</text:p>
          </table:table-cell>
        </table:table-row>
        <table:table-row table:style-name="ro1"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o <text:a xlink:href="https://en.wiktionary.org/wiki/laugh" xlink:type="simple">laugh</text:a></text:p>
          </table:table-cell>
          <table:table-cell table:style-name="ce2" office:value-type="string" calcext:value-type="string">
            <text:p>asiy</text:p>
          </table:table-cell>
        </table:table-row>
        <table:table-row table:style-name="ro1">
          <table:table-cell table:number-columns-repeated="5"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to <text:a xlink:href="https://en.wiktionary.org/wiki/see" xlink:type="simple">see</text:a></text:p>
          </table:table-cell>
          <table:table-cell table:style-name="ce2" office:value-type="string" calcext:value-type="string">
            <text:p>rikuy</text:p>
          </table:table-cell>
        </table:table-row>
        <table:table-row table:style-name="ro1">
          <table:table-cell table:number-columns-repeated="5"/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to <text:a xlink:href="https://en.wiktionary.org/wiki/hear" xlink:type="simple">hear</text:a></text:p>
          </table:table-cell>
          <table:table-cell table:style-name="ce2" office:value-type="string" calcext:value-type="string">
            <text:p>uyariy</text:p>
          </table:table-cell>
        </table:table-row>
        <table:table-row table:style-name="ro1">
          <table:table-cell table:number-columns-repeated="5"/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to <text:a xlink:href="https://en.wiktionary.org/wiki/know" xlink:type="simple">know</text:a></text:p>
          </table:table-cell>
          <table:table-cell table:style-name="ce2" office:value-type="string" calcext:value-type="string">
            <text:p>yachay</text:p>
          </table:table-cell>
        </table:table-row>
        <table:table-row table:style-name="ro1">
          <table:table-cell table:number-columns-repeated="5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to <text:a xlink:href="https://en.wiktionary.org/wiki/think" xlink:type="simple">think</text:a></text:p>
          </table:table-cell>
          <table:table-cell table:style-name="ce2" office:value-type="string" calcext:value-type="string">
            <text:p>yuyay</text:p>
          </table:table-cell>
        </table:table-row>
        <table:table-row table:style-name="ro1">
          <table:table-cell table:number-columns-repeated="5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to <text:a xlink:href="https://en.wiktionary.org/wiki/smell" xlink:type="simple">smell</text:a></text:p>
          </table:table-cell>
          <table:table-cell table:style-name="ce2" office:value-type="string" calcext:value-type="string">
            <text:p>mutkiy</text:p>
          </table:table-cell>
        </table:table-row>
        <table:table-row table:style-name="ro1">
          <table:table-cell table:number-columns-repeated="5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to <text:a xlink:href="https://en.wiktionary.org/wiki/fear" xlink:type="simple">fear</text:a></text:p>
          </table:table-cell>
          <table:table-cell table:style-name="ce2" office:value-type="string" calcext:value-type="string">
            <text:p>manchay</text:p>
          </table:table-cell>
        </table:table-row>
        <table:table-row table:style-name="ro1">
          <table:table-cell table:number-columns-repeated="5"/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to <text:a xlink:href="https://en.wiktionary.org/wiki/sleep" xlink:type="simple">sleep</text:a></text:p>
          </table:table-cell>
          <table:table-cell table:style-name="ce2" office:value-type="string" calcext:value-type="string">
            <text:p>puñuy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to <text:a xlink:href="https://en.wiktionary.org/wiki/live" xlink:type="simple">live</text:a></text:p>
          </table:table-cell>
          <table:table-cell table:style-name="ce2" office:value-type="string" calcext:value-type="string">
            <text:p>kawsay</text:p>
          </table:table-cell>
        </table:table-row>
        <table:table-row table:style-name="ro1">
          <table:table-cell table:number-columns-repeated="5"/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to <text:a xlink:href="https://en.wiktionary.org/wiki/die" xlink:type="simple">die</text:a></text:p>
          </table:table-cell>
          <table:table-cell table:style-name="ce2" office:value-type="string" calcext:value-type="string">
            <text:p>wañuy</text:p>
          </table:table-cell>
        </table:table-row>
        <table:table-row table:style-name="ro1">
          <table:table-cell table:number-columns-repeated="5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to <text:a xlink:href="https://en.wiktionary.org/wiki/kill" xlink:type="simple">kill</text:a></text:p>
          </table:table-cell>
          <table:table-cell table:style-name="ce2" office:value-type="string" calcext:value-type="string">
            <text:p>wañuchiy</text:p>
          </table:table-cell>
        </table:table-row>
        <table:table-row table:style-name="ro1">
          <table:table-cell table:number-columns-repeated="5"/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to <text:a xlink:href="https://en.wiktionary.org/wiki/fight" xlink:type="simple">fight</text:a></text:p>
          </table:table-cell>
          <table:table-cell table:style-name="ce2" office:value-type="string" calcext:value-type="string">
            <text:p>awqay</text:p>
          </table:table-cell>
        </table:table-row>
        <table:table-row table:style-name="ro4">
          <table:table-cell table:number-columns-repeated="5"/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to <text:a xlink:href="https://en.wiktionary.org/wiki/hunt" xlink:type="simple">hunt</text:a></text:p>
          </table:table-cell>
          <table:table-cell table:style-name="ce2" office:value-type="string" calcext:value-type="string">
            <text:p>chakuy, kasachiy</text:p>
          </table:table-cell>
        </table:table-row>
        <table:table-row table:style-name="ro1">
          <table:table-cell table:number-columns-repeated="5"/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to <text:a xlink:href="https://en.wiktionary.org/wiki/hit" xlink:type="simple">hit</text:a></text:p>
          </table:table-cell>
          <table:table-cell table:style-name="ce2" office:value-type="string" calcext:value-type="string">
            <text:p>maqay</text:p>
          </table:table-cell>
        </table:table-row>
        <table:table-row table:style-name="ro1">
          <table:table-cell table:number-columns-repeated="5"/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to <text:a xlink:href="https://en.wiktionary.org/wiki/cut" xlink:type="simple">cut</text:a></text:p>
          </table:table-cell>
          <table:table-cell table:style-name="ce2" office:value-type="string" calcext:value-type="string">
            <text:p>p'itiy, kuchuy</text:p>
          </table:table-cell>
        </table:table-row>
        <table:table-row table:style-name="ro1">
          <table:table-cell table:number-columns-repeated="5"/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to <text:a xlink:href="https://en.wiktionary.org/wiki/split" xlink:type="simple">split</text:a></text:p>
          </table:table-cell>
          <table:table-cell table:style-name="ce2" office:value-type="string" calcext:value-type="string">
            <text:p>laray</text:p>
          </table:table-cell>
        </table:table-row>
        <table:table-row table:style-name="ro1">
          <table:table-cell table:number-columns-repeated="5"/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to <text:a xlink:href="https://en.wiktionary.org/wiki/stab" xlink:type="simple">stab</text:a></text:p>
          </table:table-cell>
          <table:table-cell table:style-name="ce2" office:value-type="string" calcext:value-type="string">
            <text:p>chusyay</text:p>
          </table:table-cell>
        </table:table-row>
        <table:table-row table:style-name="ro1">
          <table:table-cell table:number-columns-repeated="5"/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to <text:a xlink:href="https://en.wiktionary.org/wiki/scratch" xlink:type="simple">scratch</text:a></text:p>
          </table:table-cell>
          <table:table-cell table:style-name="ce2" office:value-type="string" calcext:value-type="string">
            <text:p>aspiy</text:p>
          </table:table-cell>
        </table:table-row>
        <table:table-row table:style-name="ro1">
          <table:table-cell table:number-columns-repeated="5"/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to <text:a xlink:href="https://en.wiktionary.org/wiki/dig" xlink:type="simple">dig</text:a></text:p>
          </table:table-cell>
          <table:table-cell table:style-name="ce2" office:value-type="string" calcext:value-type="string">
            <text:p>allay</text:p>
          </table:table-cell>
        </table:table-row>
        <table:table-row table:style-name="ro1">
          <table:table-cell table:number-columns-repeated="5"/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to <text:a xlink:href="https://en.wiktionary.org/wiki/swim" xlink:type="simple">swim</text:a></text:p>
          </table:table-cell>
          <table:table-cell table:style-name="ce2" office:value-type="string" calcext:value-type="string">
            <text:p>wayt'ay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o <text:a xlink:href="https://en.wiktionary.org/wiki/fly" xlink:type="simple">fly</text:a></text:p>
          </table:table-cell>
          <table:table-cell table:style-name="ce2" office:value-type="string" calcext:value-type="string">
            <text:p>phaway</text:p>
          </table:table-cell>
        </table:table-row>
        <table:table-row table:style-name="ro1">
          <table:table-cell table:number-columns-repeated="5"/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to <text:a xlink:href="https://en.wiktionary.org/wiki/walk" xlink:type="simple">walk</text:a></text:p>
          </table:table-cell>
          <table:table-cell table:style-name="ce2" office:value-type="string" calcext:value-type="string">
            <text:p>puriy</text:p>
          </table:table-cell>
        </table:table-row>
        <table:table-row table:style-name="ro1">
          <table:table-cell table:number-columns-repeated="5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to <text:a xlink:href="https://en.wiktionary.org/wiki/come" xlink:type="simple">come</text:a></text:p>
          </table:table-cell>
          <table:table-cell table:style-name="ce2" office:value-type="string" calcext:value-type="string">
            <text:p>hamuy</text:p>
          </table:table-cell>
        </table:table-row>
        <table:table-row table:style-name="ro2">
          <table:table-cell table:number-columns-repeated="5"/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to <text:a xlink:href="https://en.wiktionary.org/wiki/lie" xlink:type="simple">lie</text:a> (as in a bed)</text:p>
          </table:table-cell>
          <table:table-cell table:style-name="ce2" office:value-type="string" calcext:value-type="string">
            <text:p>sirikuy (action), waqtapay (state)</text:p>
          </table:table-cell>
        </table:table-row>
        <table:table-row table:style-name="ro4">
          <table:table-cell table:number-columns-repeated="5"/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to <text:a xlink:href="https://en.wiktionary.org/wiki/sit" xlink:type="simple">sit</text:a></text:p>
          </table:table-cell>
          <table:table-cell table:style-name="ce2" office:value-type="string" calcext:value-type="string">
            <text:p>tiyakuy (action)</text:p>
          </table:table-cell>
        </table:table-row>
        <table:table-row table:style-name="ro4">
          <table:table-cell table:number-columns-repeated="5"/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to <text:a xlink:href="https://en.wiktionary.org/wiki/stand" xlink:type="simple">stand</text:a></text:p>
          </table:table-cell>
          <table:table-cell table:style-name="ce2" office:value-type="string" calcext:value-type="string">
            <text:p>sayariy (action)</text:p>
          </table:table-cell>
        </table:table-row>
        <table:table-row table:style-name="ro4">
          <table:table-cell table:number-columns-repeated="5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 <text:a xlink:href="https://en.wiktionary.org/wiki/turn" xlink:type="simple">turn</text:a> (intransitive)</text:p>
          </table:table-cell>
          <table:table-cell table:style-name="ce2" office:value-type="string" calcext:value-type="string">
            <text:p>muyuy</text:p>
          </table:table-cell>
        </table:table-row>
        <table:table-row table:style-name="ro1">
          <table:table-cell table:number-columns-repeated="5"/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to <text:a xlink:href="https://en.wiktionary.org/wiki/fall" xlink:type="simple">fall</text:a></text:p>
          </table:table-cell>
          <table:table-cell table:style-name="ce2" office:value-type="string" calcext:value-type="string">
            <text:p>urmay</text:p>
          </table:table-cell>
        </table:table-row>
        <table:table-row table:style-name="ro1">
          <table:table-cell table:number-columns-repeated="5"/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to <text:a xlink:href="https://en.wiktionary.org/wiki/give" xlink:type="simple">give</text:a></text:p>
          </table:table-cell>
          <table:table-cell table:style-name="ce2" office:value-type="string" calcext:value-type="string">
            <text:p>quy</text:p>
          </table:table-cell>
        </table:table-row>
        <table:table-row table:style-name="ro1">
          <table:table-cell table:number-columns-repeated="5"/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to <text:a xlink:href="https://en.wiktionary.org/wiki/hold" xlink:type="simple">hold</text:a></text:p>
          </table:table-cell>
          <table:table-cell table:style-name="ce2" office:value-type="string" calcext:value-type="string">
            <text:p>tiyaway</text:p>
          </table:table-cell>
        </table:table-row>
        <table:table-row table:style-name="ro1">
          <table:table-cell table:number-columns-repeated="5"/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to <text:a xlink:href="https://en.wiktionary.org/wiki/squeeze" xlink:type="simple">squeeze</text:a></text:p>
          </table:table-cell>
          <table:table-cell table:style-name="ce2" office:value-type="string" calcext:value-type="string">
            <text:p>qapiy</text:p>
          </table:table-cell>
        </table:table-row>
        <table:table-row table:style-name="ro1">
          <table:table-cell table:number-columns-repeated="5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to <text:a xlink:href="https://en.wiktionary.org/wiki/rub" xlink:type="simple">rub</text:a></text:p>
          </table:table-cell>
          <table:table-cell table:style-name="ce2" office:value-type="string" calcext:value-type="string">
            <text:p>kituy</text:p>
          </table:table-cell>
        </table:table-row>
        <table:table-row table:style-name="ro4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to <text:a xlink:href="https://en.wiktionary.org/wiki/wash" xlink:type="simple">wash</text:a></text:p>
          </table:table-cell>
          <table:table-cell table:style-name="ce2" office:value-type="string" calcext:value-type="string">
            <text:p>maqchiy, taqsay</text:p>
          </table:table-cell>
        </table:table-row>
        <table:table-row table:style-name="ro1">
          <table:table-cell table:number-columns-repeated="5"/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to <text:a xlink:href="https://en.wiktionary.org/wiki/wipe" xlink:type="simple">wipe</text:a></text:p>
          </table:table-cell>
          <table:table-cell table:style-name="ce2" office:value-type="string" calcext:value-type="string">
            <text:p>chakichiy</text:p>
          </table:table-cell>
        </table:table-row>
        <table:table-row table:style-name="ro1">
          <table:table-cell table:number-columns-repeated="5"/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to <text:a xlink:href="https://en.wiktionary.org/wiki/pull" xlink:type="simple">pull</text:a></text:p>
          </table:table-cell>
          <table:table-cell table:style-name="ce2" office:value-type="string" calcext:value-type="string">
            <text:p>aysay</text:p>
          </table:table-cell>
        </table:table-row>
        <table:table-row table:style-name="ro1">
          <table:table-cell table:number-columns-repeated="5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to <text:a xlink:href="https://en.wiktionary.org/wiki/push" xlink:type="simple">push</text:a></text:p>
          </table:table-cell>
          <table:table-cell table:style-name="ce2" office:value-type="string" calcext:value-type="string">
            <text:p>tanqay</text:p>
          </table:table-cell>
        </table:table-row>
        <table:table-row table:style-name="ro4">
          <table:table-cell table:number-columns-repeated="5"/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to <text:a xlink:href="https://en.wiktionary.org/wiki/throw" xlink:type="simple">throw</text:a></text:p>
          </table:table-cell>
          <table:table-cell table:style-name="ce2" office:value-type="string" calcext:value-type="string">
            <text:p>wichuy, chamqay</text:p>
          </table:table-cell>
        </table:table-row>
        <table:table-row table:style-name="ro1">
          <table:table-cell table:number-columns-repeated="5"/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to <text:a xlink:href="https://en.wiktionary.org/wiki/tie" xlink:type="simple">tie</text:a></text:p>
          </table:table-cell>
          <table:table-cell table:style-name="ce2" office:value-type="string" calcext:value-type="string">
            <text:p>watay</text:p>
          </table:table-cell>
        </table:table-row>
        <table:table-row table:style-name="ro1">
          <table:table-cell table:number-columns-repeated="5"/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to <text:a xlink:href="https://en.wiktionary.org/wiki/sew" xlink:type="simple">sew</text:a></text:p>
          </table:table-cell>
          <table:table-cell table:style-name="ce2" office:value-type="string" calcext:value-type="string">
            <text:p>siray</text:p>
          </table:table-cell>
        </table:table-row>
        <table:table-row table:style-name="ro1">
          <table:table-cell table:number-columns-repeated="5"/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to <text:a xlink:href="https://en.wiktionary.org/wiki/count" xlink:type="simple">count</text:a></text:p>
          </table:table-cell>
          <table:table-cell table:style-name="ce2" office:value-type="string" calcext:value-type="string">
            <text:p>yupay</text:p>
          </table:table-cell>
        </table:table-row>
        <table:table-row table:style-name="ro1">
          <table:table-cell table:number-columns-repeated="5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to <text:a xlink:href="https://en.wiktionary.org/wiki/say" xlink:type="simple">say</text:a></text:p>
          </table:table-cell>
          <table:table-cell table:style-name="ce2" office:value-type="string" calcext:value-type="string">
            <text:p>niy</text:p>
          </table:table-cell>
        </table:table-row>
        <table:table-row table:style-name="ro1">
          <table:table-cell table:number-columns-repeated="5"/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to <text:a xlink:href="https://en.wiktionary.org/wiki/sing" xlink:type="simple">sing</text:a></text:p>
          </table:table-cell>
          <table:table-cell table:style-name="ce2" office:value-type="string" calcext:value-type="string">
            <text:p>takiy</text:p>
          </table:table-cell>
        </table:table-row>
        <table:table-row table:style-name="ro1">
          <table:table-cell table:number-columns-repeated="5"/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to <text:a xlink:href="https://en.wiktionary.org/wiki/play" xlink:type="simple">play</text:a></text:p>
          </table:table-cell>
          <table:table-cell table:style-name="ce2" office:value-type="string" calcext:value-type="string">
            <text:p>pukllay</text:p>
          </table:table-cell>
        </table:table-row>
        <table:table-row table:style-name="ro1">
          <table:table-cell table:number-columns-repeated="5"/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to <text:a xlink:href="https://en.wiktionary.org/wiki/float" xlink:type="simple">float</text:a></text:p>
          </table:table-cell>
          <table:table-cell table:style-name="ce2" office:value-type="string" calcext:value-type="string">
            <text:p>tuytuy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to <text:a xlink:href="https://en.wiktionary.org/wiki/flow" xlink:type="simple">flow</text:a></text:p>
          </table:table-cell>
          <table:table-cell table:style-name="ce2" office:value-type="string" calcext:value-type="string">
            <text:p>tinkukuy</text:p>
          </table:table-cell>
        </table:table-row>
        <table:table-row table:style-name="ro1">
          <table:table-cell table:number-columns-repeated="5"/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to <text:a xlink:href="https://en.wiktionary.org/wiki/freeze" xlink:type="simple">freeze</text:a></text:p>
          </table:table-cell>
          <table:table-cell table:style-name="ce2" office:value-type="string" calcext:value-type="string">
            <text:p>qasay</text:p>
          </table:table-cell>
        </table:table-row>
        <table:table-row table:style-name="ro1">
          <table:table-cell table:number-columns-repeated="5"/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to <text:a xlink:href="https://en.wiktionary.org/wiki/swell" xlink:type="simple">swell</text:a></text:p>
          </table:table-cell>
          <table:table-cell table:style-name="ce2" office:value-type="string" calcext:value-type="string">
            <text:p>punkiy</text:p>
          </table:table-cell>
        </table:table-row>
        <table:table-row table:style-name="ro1">
          <table:table-cell table:number-columns-repeated="5"/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https://en.wiktionary.org/wiki/sun" xlink:type="simple">sun</text:a></text:p>
          </table:table-cell>
          <table:table-cell table:style-name="ce2" office:value-type="string" calcext:value-type="string">
            <text:p>inti</text:p>
          </table:table-cell>
        </table:table-row>
        <table:table-row table:style-name="ro1">
          <table:table-cell table:number-columns-repeated="5"/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https://en.wiktionary.org/wiki/moon" xlink:type="simple">moon</text:a></text:p>
          </table:table-cell>
          <table:table-cell table:style-name="ce2" office:value-type="string" calcext:value-type="string">
            <text:p>killa</text:p>
          </table:table-cell>
        </table:table-row>
        <table:table-row table:style-name="ro1">
          <table:table-cell table:number-columns-repeated="5"/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https://en.wiktionary.org/wiki/star" xlink:type="simple">star</text:a></text:p>
          </table:table-cell>
          <table:table-cell table:style-name="ce2" office:value-type="string" calcext:value-type="string">
            <text:p>quyllur</text:p>
          </table:table-cell>
        </table:table-row>
        <table:table-row table:style-name="ro1"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https://en.wiktionary.org/wiki/water" xlink:type="simple">water</text:a></text:p>
          </table:table-cell>
          <table:table-cell table:style-name="ce2" office:value-type="string" calcext:value-type="string">
            <text:p>unu, yaku</text:p>
          </table:table-cell>
        </table:table-row>
        <table:table-row table:style-name="ro1">
          <table:table-cell table:number-columns-repeated="5"/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https://en.wiktionary.org/wiki/rain" xlink:type="simple">rain</text:a></text:p>
          </table:table-cell>
          <table:table-cell table:style-name="ce2" office:value-type="string" calcext:value-type="string">
            <text:p>para</text:p>
          </table:table-cell>
        </table:table-row>
        <table:table-row table:style-name="ro1">
          <table:table-cell table:number-columns-repeated="5"/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https://en.wiktionary.org/wiki/river" xlink:type="simple">river</text:a></text:p>
          </table:table-cell>
          <table:table-cell table:style-name="ce2" office:value-type="string" calcext:value-type="string">
            <text:p>mayu</text:p>
          </table:table-cell>
        </table:table-row>
        <table:table-row table:style-name="ro1">
          <table:table-cell table:number-columns-repeated="5"/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https://en.wiktionary.org/wiki/lake" xlink:type="simple">lake</text:a></text:p>
          </table:table-cell>
          <table:table-cell table:style-name="ce2" office:value-type="string" calcext:value-type="string">
            <text:p>qucha</text:p>
          </table:table-cell>
        </table:table-row>
        <table:table-row table:style-name="ro1">
          <table:table-cell table:number-columns-repeated="5"/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https://en.wiktionary.org/wiki/sea" xlink:type="simple">sea</text:a></text:p>
          </table:table-cell>
          <table:table-cell table:style-name="ce2" office:value-type="string" calcext:value-type="string">
            <text:p>mama qucha</text:p>
          </table:table-cell>
        </table:table-row>
        <table:table-row table:style-name="ro1">
          <table:table-cell table:number-columns-repeated="5"/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https://en.wiktionary.org/wiki/salt" xlink:type="simple">salt</text:a></text:p>
          </table:table-cell>
          <table:table-cell table:style-name="ce2" office:value-type="string" calcext:value-type="string">
            <text:p>kachi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https://en.wiktionary.org/wiki/stone" xlink:type="simple">stone</text:a></text:p>
          </table:table-cell>
          <table:table-cell table:style-name="ce2" office:value-type="string" calcext:value-type="string">
            <text:p>rumi</text:p>
          </table:table-cell>
        </table:table-row>
        <table:table-row table:style-name="ro1">
          <table:table-cell table:number-columns-repeated="5"/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https://en.wiktionary.org/wiki/sand" xlink:type="simple">sand</text:a></text:p>
          </table:table-cell>
          <table:table-cell table:style-name="ce2" office:value-type="string" calcext:value-type="string">
            <text:p>t'iyu</text:p>
          </table:table-cell>
        </table:table-row>
        <table:table-row table:style-name="ro1">
          <table:table-cell table:number-columns-repeated="5"/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https://en.wiktionary.org/wiki/dust" xlink:type="simple">dust</text:a></text:p>
          </table:table-cell>
          <table:table-cell table:style-name="ce2" office:value-type="string" calcext:value-type="string">
            <text:p>hallp'a</text:p>
          </table:table-cell>
        </table:table-row>
        <table:table-row table:style-name="ro1">
          <table:table-cell table:number-columns-repeated="5"/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https://en.wiktionary.org/wiki/earth" xlink:type="simple">earth</text:a></text:p>
          </table:table-cell>
          <table:table-cell table:style-name="ce2" office:value-type="string" calcext:value-type="string">
            <text:p>allpa</text:p>
          </table:table-cell>
        </table:table-row>
        <table:table-row table:style-name="ro1">
          <table:table-cell table:number-columns-repeated="5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https://en.wiktionary.org/wiki/cloud" xlink:type="simple">cloud</text:a></text:p>
          </table:table-cell>
          <table:table-cell table:style-name="ce2" office:value-type="string" calcext:value-type="string">
            <text:p>puyu</text:p>
          </table:table-cell>
        </table:table-row>
        <table:table-row table:style-name="ro1">
          <table:table-cell table:number-columns-repeated="5"/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https://en.wiktionary.org/wiki/fog" xlink:type="simple">fog</text:a></text:p>
          </table:table-cell>
          <table:table-cell table:style-name="ce2" office:value-type="string" calcext:value-type="string">
            <text:p>phuya</text:p>
          </table:table-cell>
        </table:table-row>
        <table:table-row table:style-name="ro1">
          <table:table-cell table:number-columns-repeated="5"/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https://en.wiktionary.org/wiki/sky" xlink:type="simple">sky</text:a></text:p>
          </table:table-cell>
          <table:table-cell table:style-name="ce2" office:value-type="string" calcext:value-type="string">
            <text:p>hawa</text:p>
          </table:table-cell>
        </table:table-row>
        <table:table-row table:style-name="ro1">
          <table:table-cell table:number-columns-repeated="5"/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https://en.wiktionary.org/wiki/wind" xlink:type="simple">wind</text:a></text:p>
          </table:table-cell>
          <table:table-cell table:style-name="ce2" office:value-type="string" calcext:value-type="string">
            <text:p>wayra</text:p>
          </table:table-cell>
        </table:table-row>
        <table:table-row table:style-name="ro1">
          <table:table-cell table:number-columns-repeated="5"/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https://en.wiktionary.org/wiki/snow" xlink:type="simple">snow</text:a></text:p>
          </table:table-cell>
          <table:table-cell table:style-name="ce2" office:value-type="string" calcext:value-type="string">
            <text:p>rit'i</text:p>
          </table:table-cell>
        </table:table-row>
        <table:table-row table:style-name="ro1">
          <table:table-cell table:number-columns-repeated="5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https://en.wiktionary.org/wiki/ice" xlink:type="simple">ice</text:a></text:p>
          </table:table-cell>
          <table:table-cell table:style-name="ce2" office:value-type="string" calcext:value-type="string">
            <text:p>qasa</text:p>
          </table:table-cell>
        </table:table-row>
        <table:table-row table:style-name="ro1">
          <table:table-cell table:number-columns-repeated="5"/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https://en.wiktionary.org/wiki/smoke" xlink:type="simple">smoke</text:a></text:p>
          </table:table-cell>
          <table:table-cell table:style-name="ce2" office:value-type="string" calcext:value-type="string">
            <text:p>qusñi</text:p>
          </table:table-cell>
        </table:table-row>
        <table:table-row table:style-name="ro1">
          <table:table-cell table:number-columns-repeated="5"/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https://en.wiktionary.org/wiki/fire" xlink:type="simple">fire</text:a></text:p>
          </table:table-cell>
          <table:table-cell table:style-name="ce2" office:value-type="string" calcext:value-type="string">
            <text:p>nina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https://en.wiktionary.org/wiki/ash" xlink:type="simple">ash</text:a></text:p>
          </table:table-cell>
          <table:table-cell table:style-name="ce2" office:value-type="string" calcext:value-type="string">
            <text:p>uchpa</text:p>
          </table:table-cell>
        </table:table-row>
        <table:table-row table:style-name="ro1">
          <table:table-cell table:number-columns-repeated="5"/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to <text:a xlink:href="https://en.wiktionary.org/wiki/burn" xlink:type="simple">burn</text:a></text:p>
          </table:table-cell>
          <table:table-cell table:style-name="ce2" office:value-type="string" calcext:value-type="string">
            <text:p>rawray</text:p>
          </table:table-cell>
        </table:table-row>
        <table:table-row table:style-name="ro1">
          <table:table-cell table:number-columns-repeated="5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https://en.wiktionary.org/wiki/road" xlink:type="simple">road</text:a></text:p>
          </table:table-cell>
          <table:table-cell table:style-name="ce2" office:value-type="string" calcext:value-type="string">
            <text:p>ñan</text:p>
          </table:table-cell>
        </table:table-row>
        <table:table-row table:style-name="ro1">
          <table:table-cell table:number-columns-repeated="5"/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https://en.wiktionary.org/wiki/mountain" xlink:type="simple">mountain</text:a></text:p>
          </table:table-cell>
          <table:table-cell table:style-name="ce2" office:value-type="string" calcext:value-type="string">
            <text:p>urqu</text:p>
          </table:table-cell>
        </table:table-row>
        <table:table-row table:style-name="ro1">
          <table:table-cell table:number-columns-repeated="5"/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https://en.wiktionary.org/wiki/red" xlink:type="simple">red</text:a></text:p>
          </table:table-cell>
          <table:table-cell table:style-name="ce2" office:value-type="string" calcext:value-type="string">
            <text:p>puka</text:p>
          </table:table-cell>
        </table:table-row>
        <table:table-row table:style-name="ro1">
          <table:table-cell table:number-columns-repeated="5"/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https://en.wiktionary.org/wiki/green" xlink:type="simple">green</text:a></text:p>
          </table:table-cell>
          <table:table-cell table:style-name="ce2" office:value-type="string" calcext:value-type="string">
            <text:p>qumir</text:p>
          </table:table-cell>
        </table:table-row>
        <table:table-row table:style-name="ro1">
          <table:table-cell table:number-columns-repeated="5"/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https://en.wiktionary.org/wiki/yellow" xlink:type="simple">yellow</text:a></text:p>
          </table:table-cell>
          <table:table-cell table:style-name="ce2" office:value-type="string" calcext:value-type="string">
            <text:p>qillu</text:p>
          </table:table-cell>
        </table:table-row>
        <table:table-row table:style-name="ro1">
          <table:table-cell table:number-columns-repeated="5"/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https://en.wiktionary.org/wiki/white" xlink:type="simple">white</text:a></text:p>
          </table:table-cell>
          <table:table-cell table:style-name="ce2" office:value-type="string" calcext:value-type="string">
            <text:p>yuraq</text:p>
          </table:table-cell>
        </table:table-row>
        <table:table-row table:style-name="ro1">
          <table:table-cell table:number-columns-repeated="5"/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https://en.wiktionary.org/wiki/black" xlink:type="simple">black</text:a></text:p>
          </table:table-cell>
          <table:table-cell table:style-name="ce2" office:value-type="string" calcext:value-type="string">
            <text:p>yana</text:p>
          </table:table-cell>
        </table:table-row>
        <table:table-row table:style-name="ro1">
          <table:table-cell table:number-columns-repeated="5"/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https://en.wiktionary.org/wiki/night" xlink:type="simple">night</text:a></text:p>
          </table:table-cell>
          <table:table-cell table:style-name="ce2" office:value-type="string" calcext:value-type="string">
            <text:p>tuta</text:p>
          </table:table-cell>
        </table:table-row>
        <table:table-row table:style-name="ro1">
          <table:table-cell table:number-columns-repeated="5"/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https://en.wiktionary.org/wiki/day" xlink:type="simple">day</text:a></text:p>
          </table:table-cell>
          <table:table-cell table:style-name="ce2" office:value-type="string" calcext:value-type="string">
            <text:p>p'unchaw</text:p>
          </table:table-cell>
        </table:table-row>
        <table:table-row table:style-name="ro1">
          <table:table-cell table:number-columns-repeated="5"/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https://en.wiktionary.org/wiki/year" xlink:type="simple">year</text:a></text:p>
          </table:table-cell>
          <table:table-cell table:style-name="ce2" office:value-type="string" calcext:value-type="string">
            <text:p>wata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https://en.wiktionary.org/wiki/warm" xlink:type="simple">warm</text:a></text:p>
          </table:table-cell>
          <table:table-cell table:style-name="ce2" office:value-type="string" calcext:value-type="string">
            <text:p>illi</text:p>
          </table:table-cell>
        </table:table-row>
        <table:table-row table:style-name="ro1">
          <table:table-cell table:number-columns-repeated="5"/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https://en.wiktionary.org/wiki/cold" xlink:type="simple">cold</text:a></text:p>
          </table:table-cell>
          <table:table-cell table:style-name="ce2" office:value-type="string" calcext:value-type="string">
            <text:p>chiri</text:p>
          </table:table-cell>
        </table:table-row>
        <table:table-row table:style-name="ro1">
          <table:table-cell table:number-columns-repeated="5"/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https://en.wiktionary.org/wiki/full" xlink:type="simple">full</text:a></text:p>
          </table:table-cell>
          <table:table-cell table:style-name="ce2" office:value-type="string" calcext:value-type="string">
            <text:p>hunt'a</text:p>
          </table:table-cell>
        </table:table-row>
        <table:table-row table:style-name="ro1">
          <table:table-cell table:number-columns-repeated="5"/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https://en.wiktionary.org/wiki/new" xlink:type="simple">new</text:a></text:p>
          </table:table-cell>
          <table:table-cell table:style-name="ce2" office:value-type="string" calcext:value-type="string">
            <text:p>musuq</text:p>
          </table:table-cell>
        </table:table-row>
        <table:table-row table:style-name="ro1">
          <table:table-cell table:number-columns-repeated="5"/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https://en.wiktionary.org/wiki/old" xlink:type="simple">old</text:a></text:p>
          </table:table-cell>
          <table:table-cell table:style-name="ce2" office:value-type="string" calcext:value-type="string">
            <text:p>machu, tanta</text:p>
          </table:table-cell>
        </table:table-row>
        <table:table-row table:style-name="ro3">
          <table:table-cell table:number-columns-repeated="5"/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https://en.wiktionary.org/wiki/good" xlink:type="simple">good</text:a></text:p>
          </table:table-cell>
          <table:table-cell table:style-name="ce2" office:value-type="string" calcext:value-type="string">
            <text:p>kusa (things), sumaq (persons)</text:p>
          </table:table-cell>
        </table:table-row>
        <table:table-row table:style-name="ro1">
          <table:table-cell table:number-columns-repeated="5"/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https://en.wiktionary.org/wiki/bad" xlink:type="simple">bad</text:a></text:p>
          </table:table-cell>
          <table:table-cell table:style-name="ce2" office:value-type="string" calcext:value-type="string">
            <text:p>mana allin</text:p>
          </table:table-cell>
        </table:table-row>
        <table:table-row table:style-name="ro1">
          <table:table-cell table:number-columns-repeated="5"/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https://en.wiktionary.org/wiki/rotten" xlink:type="simple">rotten</text:a></text:p>
          </table:table-cell>
          <table:table-cell table:style-name="ce2" office:value-type="string" calcext:value-type="string">
            <text:p>ismusqa</text:p>
          </table:table-cell>
        </table:table-row>
        <table:table-row table:style-name="ro1">
          <table:table-cell table:number-columns-repeated="5"/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https://en.wiktionary.org/wiki/dirty" xlink:type="simple">dirty</text:a></text:p>
          </table:table-cell>
          <table:table-cell table:style-name="ce2" office:value-type="string" calcext:value-type="string">
            <text:p>qanra</text:p>
          </table:table-cell>
        </table:table-row>
        <table:table-row table:style-name="ro1">
          <table:table-cell table:number-columns-repeated="5"/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https://en.wiktionary.org/wiki/straight" xlink:type="simple">straight</text:a></text:p>
          </table:table-cell>
          <table:table-cell table:style-name="ce2" office:value-type="string" calcext:value-type="string">
            <text:p>chiqa</text:p>
          </table:table-cell>
        </table:table-row>
        <table:table-row table:style-name="ro1">
          <table:table-cell table:number-columns-repeated="5"/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https://en.wiktionary.org/wiki/round" xlink:type="simple">round</text:a></text:p>
          </table:table-cell>
          <table:table-cell table:style-name="ce2" office:value-type="string" calcext:value-type="string">
            <text:p>muyu</text:p>
          </table:table-cell>
        </table:table-row>
        <table:table-row table:style-name="ro4">
          <table:table-cell table:number-columns-repeated="5"/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https://en.wiktionary.org/wiki/sharp" xlink:type="simple">sharp</text:a> (as a knife)</text:p>
          </table:table-cell>
          <table:table-cell table:style-name="ce2" office:value-type="string" calcext:value-type="string">
            <text:p>kachi</text:p>
          </table:table-cell>
        </table:table-row>
        <table:table-row table:style-name="ro4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https://en.wiktionary.org/wiki/dull" xlink:type="simple">dull</text:a> (as a knife)</text:p>
          </table:table-cell>
          <table:table-cell table:style-name="ce2" office:value-type="string" calcext:value-type="string">
            <text:p>ruqu</text:p>
          </table:table-cell>
        </table:table-row>
        <table:table-row table:style-name="ro1">
          <table:table-cell table:number-columns-repeated="5"/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https://en.wiktionary.org/wiki/smooth" xlink:type="simple">smooth</text:a></text:p>
          </table:table-cell>
          <table:table-cell table:style-name="ce2" office:value-type="string" calcext:value-type="string">
            <text:p>lluspi</text:p>
          </table:table-cell>
        </table:table-row>
        <table:table-row table:style-name="ro1">
          <table:table-cell table:number-columns-repeated="5"/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https://en.wiktionary.org/wiki/wet" xlink:type="simple">wet</text:a></text:p>
          </table:table-cell>
          <table:table-cell table:style-name="ce2" office:value-type="string" calcext:value-type="string">
            <text:p>huq'u</text:p>
          </table:table-cell>
        </table:table-row>
        <table:table-row table:style-name="ro1">
          <table:table-cell table:number-columns-repeated="5"/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https://en.wiktionary.org/wiki/dry" xlink:type="simple">dry</text:a></text:p>
          </table:table-cell>
          <table:table-cell table:style-name="ce2" office:value-type="string" calcext:value-type="string">
            <text:p>chaki</text:p>
          </table:table-cell>
        </table:table-row>
        <table:table-row table:style-name="ro1">
          <table:table-cell table:number-columns-repeated="5"/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https://en.wiktionary.org/wiki/correct" xlink:type="simple">correct</text:a></text:p>
          </table:table-cell>
          <table:table-cell table:style-name="ce2" office:value-type="string" calcext:value-type="string">
            <text:p>chanin</text:p>
          </table:table-cell>
        </table:table-row>
        <table:table-row table:style-name="ro1">
          <table:table-cell table:number-columns-repeated="5"/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https://en.wiktionary.org/wiki/near" xlink:type="simple">near</text:a></text:p>
          </table:table-cell>
          <table:table-cell table:style-name="ce2" office:value-type="string" calcext:value-type="string">
            <text:p>sichpa</text:p>
          </table:table-cell>
        </table:table-row>
        <table:table-row table:style-name="ro1">
          <table:table-cell table:number-columns-repeated="5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https://en.wiktionary.org/wiki/far" xlink:type="simple">far</text:a></text:p>
          </table:table-cell>
          <table:table-cell table:style-name="ce2" office:value-type="string" calcext:value-type="string">
            <text:p>karu</text:p>
          </table:table-cell>
        </table:table-row>
        <table:table-row table:style-name="ro1">
          <table:table-cell table:number-columns-repeated="5"/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https://en.wiktionary.org/wiki/right" xlink:type="simple">right</text:a></text:p>
          </table:table-cell>
          <table:table-cell table:style-name="ce2" office:value-type="string" calcext:value-type="string">
            <text:p>paña</text:p>
          </table:table-cell>
        </table:table-row>
        <table:table-row table:style-name="ro1"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https://en.wiktionary.org/wiki/left" xlink:type="simple">left</text:a></text:p>
          </table:table-cell>
          <table:table-cell table:style-name="ce2" office:value-type="string" calcext:value-type="string">
            <text:p>lluqi</text:p>
          </table:table-cell>
        </table:table-row>
        <table:table-row table:style-name="ro1">
          <table:table-cell table:number-columns-repeated="5"/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https://en.wiktionary.org/wiki/at" xlink:type="simple">at</text:a></text:p>
          </table:table-cell>
          <table:table-cell table:style-name="ce2" office:value-type="string" calcext:value-type="string">
            <text:p>-pi</text:p>
          </table:table-cell>
        </table:table-row>
        <table:table-row table:style-name="ro1">
          <table:table-cell table:number-columns-repeated="5"/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https://en.wiktionary.org/wiki/in" xlink:type="simple">in</text:a></text:p>
          </table:table-cell>
          <table:table-cell table:style-name="ce2" office:value-type="string" calcext:value-type="string">
            <text:p>-pi</text:p>
          </table:table-cell>
        </table:table-row>
        <table:table-row table:style-name="ro1">
          <table:table-cell table:number-columns-repeated="5"/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https://en.wiktionary.org/wiki/with" xlink:type="simple">with</text:a></text:p>
          </table:table-cell>
          <table:table-cell table:style-name="ce2" office:value-type="string" calcext:value-type="string">
            <text:p>-yuq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https://en.wiktionary.org/wiki/and" xlink:type="simple">and</text:a></text:p>
          </table:table-cell>
          <table:table-cell table:style-name="ce2" office:value-type="string" calcext:value-type="string">
            <text:p>-wan</text:p>
          </table:table-cell>
        </table:table-row>
        <table:table-row table:style-name="ro4">
          <table:table-cell table:number-columns-repeated="5"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https://en.wiktionary.org/wiki/if" xlink:type="simple">if</text:a></text:p>
          </table:table-cell>
          <table:table-cell table:style-name="ce2" office:value-type="string" calcext:value-type="string">
            <text:p>-pti-, sichus, manapiqa</text:p>
          </table:table-cell>
        </table:table-row>
        <table:table-row table:style-name="ro1">
          <table:table-cell table:number-columns-repeated="5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https://en.wiktionary.org/wiki/because" xlink:type="simple">because</text:a></text:p>
          </table:table-cell>
          <table:table-cell table:style-name="ce2" office:value-type="string" calcext:value-type="string">
            <text:p>-rayku</text:p>
          </table:table-cell>
        </table:table-row>
        <table:table-row table:style-name="ro1">
          <table:table-cell table:number-columns-repeated="5"/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https://en.wiktionary.org/wiki/name" xlink:type="simple">name</text:a></text:p>
          </table:table-cell>
          <table:table-cell table:style-name="ce2" office:value-type="string" calcext:value-type="string">
            <text:p>suti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a or k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(emphasis, emotion or confirmatio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es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non-cute animal; reptile, amphib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no, not, zer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hunt, for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e or a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all; abundant, countless, bountiful, every, plentifu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abundance, everything, life, unive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UMBER 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p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bowing down, downward, humble, lowly, depend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different, altered, changed, o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w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enduring, kept, protected, safe, waiting, stay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-VERB continuer 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(before the direct objec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(between multiple subject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u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market, shop, fair, bazaar, business transac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j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thing, phenomenon, object, mat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k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bad, negative; non-essential, irreleva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tool, implement, machine, devi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centre, content, inside, between; internal organ, stoma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k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disgusting, obscene, sickly, toxic, unclean, unsanita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uman being, person, somebod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yellow, yellow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have, carry, contain, hol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fish, marine animal, sea creatu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la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produce a sound; recite, utter alou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arriving, coming, future, summon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-VERB to become, manage to, succeed 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s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plant, vegetation; herb, lea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-VERB to be able to, be allowed to, can, m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possi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pek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POSITION to use, with, by means o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i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fruit, vegetable, mushro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iw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ard object, metal, rock, st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clay, clinging form, dough, semi-solid, paste, pow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air, breath; essence, spirit; hidden reality, unseen ag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u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colourful, pigmented, pain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ulu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community, company, group, nation, society, trib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u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hear, listen; pay attention to, obe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(between the context phrase and the main sentenc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sleeping, res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blue, gre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w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ead, mi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control, direct, guide, lead, own, plan, regulate, ru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cloth, clothing, fabric, textile; cover, layer of privac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cold, cool; uncooked, ra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(between any subject except mi alone or sina al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nd its verb; also to introduce a new verb for the s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subjec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little, small, short; few; a bit; you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j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long and flexible thing; cord, hair, rope, thread, ya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flat object; book, document, card, paper, record, websi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j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red, redd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POSITION located at, present at, real, true, exis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k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arm, hand, tactile org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UMBER fiv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kin or ok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ey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look at, see, examine, observe, read, w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-VERB to seek, look for, try 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p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door, hole, orifice, wind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earth, land; outdoors, world; country, territory; so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parent, ancestor; creator, originator; caretaker, sustain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money, cash, savings, wealth; large domesticated anim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woman, female, feminine person; wif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I, me, we, u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j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man, male, masculine person; husb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k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eat, drink, consume, swallow, ing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dead, dy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back, behind, r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(animal noise or communicatio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moon, night sky object, st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s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artistic, entertaining, frivolous, playful, recreation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many, a lot, more, much, several, ve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quantit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np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-th (ordinal number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numb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unusual, strange; foolish, crazy; drunk, intoxica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s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way, custom, doctrine, method, path, ro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bump, button, hill, mountain, nose, protuber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that, th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m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name, wo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k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foot, leg, organ of locomotion; bottom, lower pa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hey! O! (vocative or imperati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love, have compassion for, respect, show affection 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e, she, it, the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begin, start; open; turn 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ka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botched, broken, damaged, harmed, messed 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do, take action on, work on; build, make, prepa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i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long hard thing; branch, rod, sti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cereal, grain; barley, corn, oat, rice, wheat; bread, pas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give, send, emit, provide, put, relea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o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l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eart (physical or emotiona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feeling (an emotion, a direct experienc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ej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black, dark, unl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ago, completed, ended, finished, pa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p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bug, insect, ant, spi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k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ip, side; next to, nearby, vicinit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k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container, bag, bowl, box, cup, cupboard, drawer, vess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good, positive, useful; friendly, peaceful; simp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interacting with the official Toki Pona bo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m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same, similar; each other; sibling, peer, fell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POSITION as, lik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fire; cooking element, chemical reaction, heat sour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outer form, outer layer; bark, peel, shell, skin; bounda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what? which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w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area above, highest part, something eleva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awe-inspiring, divine, sacred, supernatu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je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body (of person or animal), physical state, tor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k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round or circular thing; ball, circle, cycle, sphere, whe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of one y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n or namak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new, fresh; additional, another, ext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yo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np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face, foremost, front, w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tel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image, picture, representation, symbol, mark, wri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know, be skilled in, be wise about, have information 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-VERB to know how 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we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animal, beast, land mamm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l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big, heavy, large, long, tall; important; adul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sun; light, brightness, glow, radiance, shine; light sour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p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horizontal surface, thing to put or rest something 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w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sweet, fragrant; cute, innocent, ador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POSITION by, from, because o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ARTICLE but, howev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on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w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POSITION going to, toward; for; from the perspective o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mov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water, liquid, fluid, wet substance; bever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np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time, duration, moment, occasion, period, situ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k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communicate, say, speak, say, talk, use language, thin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m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indoor space; building, home, house, ro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UMBER tw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p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have sexual or marital relations wi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mouth, lips, oral cavity, ja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ta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VERB to battle, challenge, compete against, struggle again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white, whitish; light-coloured, pa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unique, uni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UMBER 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s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NOUN bird, flying creature, winged anim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w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strong, powerful; confident, sure; energetic, inten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k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ADJECTIVE absent, away, igno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PRE-VERB must, need, require, should, want, wish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2:46:52.236361646</meta:creation-date>
    <meta:generator>LibreOffice/7.5.0.3$Linux_X86_64 LibreOffice_project/c21113d003cd3efa8c53188764377a8272d9d6de</meta:generator>
    <dc:date>2023-03-04T20:27:38.522371536</dc:date>
    <meta:editing-duration>P4DT2H5M21S</meta:editing-duration>
    <meta:editing-cycles>6</meta:editing-cycles>
    <meta:document-statistic meta:table-count="1" meta:cell-count="1105" meta:object-count="0"/>
  </office:meta>
</office:document-meta>
</file>